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5.3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75cm" fo:min-width="2.44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10.93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96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4.961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4.961cm"/>
    </style:style>
    <style:style style:name="gr8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6.231cm"/>
    </style:style>
    <style:style style:name="gr10" style:family="graphic" style:parent-style-name="standard">
      <style:graphic-properties draw:textarea-horizontal-align="justify" draw:textarea-vertical-align="middle" draw:auto-grow-height="false" fo:min-height="2.671cm" fo:min-width="6.485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.905cm" svg:x="2.143cm" svg:y="1.889cm">
          <text:p text:style-name="P1">Telegramm 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91cm" svg:y1="4.175cm" svg:x2="5.191cm" svg:y2="6.842cm">
          <text:p/>
        </draw:line>
        <draw:custom-shape draw:style-name="gr3" draw:text-style-name="P3" draw:layer="layout" svg:width="3.175cm" svg:height="0.889cm" svg:x="6.08cm" svg:y="4.175cm">
          <text:p text:style-name="P3"><text:span text:style-name="T1">WebHook</text:span></text:p>
          <draw:enhanced-geometry svg:viewBox="0 0 21600 21600" draw:text-areas="800 800 20800 20800" draw:type="round-rectangular-callout" draw:modifiers="-3998.99244332494 39996.404494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4.175cm" svg:y1="6.715cm" svg:x2="4.175cm" svg:y2="4.048cm">
          <text:p/>
        </draw:line>
        <draw:custom-shape draw:style-name="gr4" draw:text-style-name="P1" draw:layer="layout" svg:width="11.43cm" svg:height="1.651cm" svg:x="4.048cm" svg:y="7.604cm">
          <text:p text:style-name="P1">Apache2 : 443 + 8080, Nginx 8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2.54cm" svg:x="3.667cm" svg:y="11.795cm">
          <text:p text:style-name="P1">Bot based on </text:p>
          <text:p text:style-name="P1">irazasyed/</text:p>
          <text:p text:style-name="P1">telegram-bot-sd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61cm" svg:height="2.032cm" svg:x="8.62cm" svg:y="21.574cm">
          <text:p text:style-name="P1">Doctri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61cm" svg:height="2.286cm" svg:x="8.62cm" svg:y="25.511cm">
          <text:p text:style-name="P1">MySQ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41cm" svg:y1="23.733cm" svg:x2="11.541cm" svg:y2="25.257cm">
          <text:p/>
        </draw:line>
        <draw:line draw:style-name="gr2" draw:text-style-name="P2" draw:layer="layout" svg:x1="7.223cm" svg:y1="14.716cm" svg:x2="11.033cm" svg:y2="21.193cm">
          <text:p/>
        </draw:line>
        <draw:line draw:style-name="gr2" draw:text-style-name="P2" draw:layer="layout" svg:x1="5.572cm" svg:y1="9.636cm" svg:x2="5.572cm" svg:y2="11.541cm">
          <text:p/>
        </draw:line>
        <draw:custom-shape draw:style-name="gr8" draw:text-style-name="P1" draw:layer="layout" svg:width="3.048cm" svg:height="3.048cm" svg:x="14.081cm" svg:y="1.635cm"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2" draw:layer="layout" svg:x1="15.224cm" svg:y1="5.064cm" svg:x2="15.224cm" svg:y2="7.223cm">
          <text:p/>
        </draw:line>
        <draw:custom-shape draw:style-name="gr9" draw:text-style-name="P1" draw:layer="layout" svg:width="6.731cm" svg:height="2.54cm" svg:x="12.176cm" svg:y="11.668cm">
          <text:p text:style-name="P1">admin-on-rest based </text:p>
          <text:p text:style-name="P1">on ReactJ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24cm" svg:y1="9.636cm" svg:x2="15.224cm" svg:y2="11.287cm">
          <text:p/>
        </draw:line>
        <draw:custom-shape draw:style-name="gr10" draw:text-style-name="P1" draw:layer="layout" svg:width="6.985cm" svg:height="2.921cm" svg:x="12.176cm" svg:y="15.986cm">
          <text:p text:style-name="P1">Admin API based on </text:p>
          <text:p text:style-name="P1">chriskacerguis/</text:p>
          <text:p text:style-name="P1">codeigniter-rest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478cm" svg:y1="14.462cm" svg:x2="15.478cm" svg:y2="15.859cm">
          <text:p/>
        </draw:line>
        <draw:line draw:style-name="gr2" draw:text-style-name="P2" draw:layer="layout" svg:x1="13.065cm" svg:y1="19.161cm" svg:x2="11.922cm" svg:y2="21.193cm">
          <text:p/>
        </draw:line>
        <draw:custom-shape draw:style-name="gr11" draw:text-style-name="P1" draw:layer="layout" svg:width="2.667cm" svg:height="0.762cm" svg:x="17.002cm" svg:y="1.254cm">
          <text:p text:style-name="P1">Adm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03:39:03.240283647</meta:creation-date>
    <dc:date>2018-01-05T03:49:41.203610675</dc:date>
    <meta:editing-duration>PT17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